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Verdana" svg:font-family="Verdan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2012" officeooo:paragraph-rsid="000d201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2012" officeooo:paragraph-rsid="000d201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d862" officeooo:paragraph-rsid="000dd86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b7c7" officeooo:paragraph-rsid="000fb7c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dcf5" officeooo:paragraph-rsid="0011dcf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dd862" officeooo:paragraph-rsid="000dd86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fb7c7" officeooo:paragraph-rsid="000fb7c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1dcf5" officeooo:paragraph-rsid="0011dcf5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906cm"/>
        </style:tab-stops>
      </style:paragraph-properties>
      <style:text-properties officeooo:paragraph-rsid="001331ad"/>
    </style:style>
    <style:style style:name="P10" style:family="paragraph" style:parent-style-name="Standard">
      <style:paragraph-properties fo:text-align="start" style:justify-single-word="false"/>
      <style:text-properties style:font-name="Bahnschrift Light" fo:font-size="12pt" fo:font-style="normal" style:text-underline-style="none" fo:font-weight="normal" officeooo:rsid="000fb7c7" officeooo:paragraph-rsid="000fb7c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ahnschrift Light" fo:font-size="12pt" fo:font-style="normal" officeooo:paragraph-rsid="001331ad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5.906cm"/>
        </style:tab-stops>
      </style:paragraph-properties>
      <style:text-properties style:font-name="Bahnschrift Light" fo:font-size="12pt" fo:font-style="normal" officeooo:paragraph-rsid="001331ad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906cm"/>
        </style:tab-stops>
      </style:paragraph-properties>
      <style:text-properties style:font-name="Bahnschrift Light" fo:font-size="12pt" fo:font-style="normal" officeooo:paragraph-rsid="001497cb" style:font-size-asian="12pt" style:font-style-asian="normal" style:font-size-complex="12pt" style:font-style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fb7c7" style:font-weight-asian="normal" style:font-weight-complex="normal"/>
    </style:style>
    <style:style style:name="T3" style:family="text">
      <style:text-properties style:text-underline-style="none" fo:font-weight="normal" officeooo:rsid="001497cb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9709"/>
    </style:style>
    <style:style style:name="T6" style:family="text">
      <style:text-properties fo:font-variant="normal" fo:text-transform="none" fo:color="#191919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191919" style:font-name="Verdana" fo:font-size="9pt" fo:letter-spacing="normal" fo:font-weight="normal"/>
    </style:style>
    <style:style style:name="T8" style:family="text">
      <style:text-properties fo:font-variant="normal" fo:text-transform="none" fo:color="#191919" style:font-name="Verdana" fo:font-size="7.19999980926514pt" fo:letter-spacing="normal" fo:font-style="italic" fo:font-weight="normal"/>
    </style:style>
    <style:style style:name="T9" style:family="text">
      <style:text-properties fo:font-variant="normal" fo:text-transform="none" fo:color="#191919" style:font-name="Verdana" fo:font-size="7.19999980926514pt" fo:letter-spacing="normal" fo:font-style="italic" fo:font-weight="normal" officeooo:rsid="001497cb"/>
    </style:style>
    <style:style style:name="T10" style:family="text">
      <style:text-properties fo:font-variant="normal" fo:text-transform="none" fo:color="#191919" fo:font-size="9pt" fo:letter-spacing="normal" fo:font-style="normal" fo:font-weight="normal"/>
    </style:style>
    <style:style style:name="T11" style:family="text">
      <style:text-properties fo:font-variant="normal" fo:text-transform="none" fo:color="#191919" fo:font-size="7.19999980926514pt" fo:letter-spacing="normal" fo:font-style="italic" fo:font-weight="normal"/>
    </style:style>
    <style:style style:name="T12" style:family="text">
      <style:text-properties fo:font-variant="normal" fo:text-transform="none" fo:color="#191919" fo:letter-spacing="normal" fo:font-style="normal" fo:font-weight="normal"/>
    </style:style>
    <style:style style:name="T13" style:family="text">
      <style:text-properties fo:font-variant="normal" fo:text-transform="none" fo:color="#191919" fo:letter-spacing="normal" fo:font-style="italic" fo:font-weight="normal"/>
    </style:style>
    <style:style style:name="T14" style:family="text">
      <style:text-properties fo:font-variant="normal" fo:text-transform="none" fo:color="#191919" fo:letter-spacing="normal" fo:font-weight="normal"/>
    </style:style>
    <style:style style:name="T15" style:family="text">
      <style:text-properties fo:font-variant="normal" fo:text-transform="none" fo:color="#191919" fo:letter-spacing="normal" fo:font-weight="normal" officeooo:rsid="001497cb"/>
    </style:style>
    <style:style style:name="T16" style:family="text">
      <style:text-properties fo:color="#191919" style:font-name="Verdana" fo:font-size="7.19999980926514pt" fo:letter-spacing="normal" fo:font-style="italic" fo:font-weight="normal"/>
    </style:style>
    <style:style style:name="T17" style:family="text">
      <style:text-properties fo:color="#191919" style:font-name="Verdana" fo:font-size="7.19999980926514pt" fo:letter-spacing="normal" fo:font-style="italic" fo:font-weight="normal" style:font-size-asian="12pt" style:font-style-asian="normal" style:font-size-complex="12pt" style:font-style-complex="normal"/>
    </style:style>
    <style:style style:name="T18" style:family="text">
      <style:text-properties officeooo:rsid="001497cb"/>
    </style:style>
    <style:style style:name="T19" style:family="text">
      <style:text-properties style:font-name="Bahnschrift Light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Bahnschrift Light" fo:font-size="12pt" fo:font-style="normal" officeooo:rsid="001497cb" style:font-size-asian="12pt" style:font-style-asian="normal" style:font-size-complex="12pt" style:font-style-complex="normal"/>
    </style:style>
    <style:style style:name="T21" style:family="text">
      <style:text-properties officeooo:rsid="00167a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-Whoring</text:p>
      <text:p text:style-name="P1"/>
      <text:p text:style-name="P1"/>
      <text:p text:style-name="P2">Chat:</text:p>
      <text:p text:style-name="P2"><text:span text:style-name="T1">- coco.fr</text:span></text:p>
      <text:p text:style-name="P2"><text:span text:style-name="T1">- </text:span><text:a xlink:type="simple" xlink:href="https://www.c-dating.fr/" text:style-name="Internet_20_link" text:visited-style-name="Visited_20_Internet_20_Link">https://www.c-dating.fr</text:a></text:p>
      <text:p text:style-name="P2"><text:span text:style-name="T1">- </text:span><text:span text:style-name="T3">Site de date payant (adopteunmec.com...)</text:span></text:p>
      <text:p text:style-name="P2"><text:span text:style-name="T1"/></text:p>
      <text:p text:style-name="P5">Autres:</text:p>
      <text:p text:style-name="P8">- Faire un blog Skyrock</text:p>
      <text:p text:style-name="P2"><text:span text:style-name="T1"/></text:p>
      <text:p text:style-name="P3">TEST:</text:p>
      <text:p text:style-name="P6">- Directement vendre des photo</text:p>
      <text:p text:style-name="P6">- Papoter avant</text:p>
      <text:p text:style-name="P6"/>
      <text:p text:style-name="P4">Ressources: </text:p>
      <text:p text:style-name="P4"/>
      <text:p text:style-name="P7"><text:span text:style-name="T4">- (snap)</text:span>Envoyer des snap &amp; vidéo <text:s/>depuis sa galerie <text:span text:style-name="T4">=</text:span> <text:a xlink:type="simple" xlink:href="https://www.youtube.com/watch?v=1q4bts_hOpY&amp;t=This" text:style-name="Internet_20_link" text:visited-style-name="Visited_20_Internet_20_Link">https://www.youtube.com/watch?v=1q4bts_hOpY&amp;t=This</text:a></text:p>
      <text:p text:style-name="P10">- <text:span text:style-name="T5">ManyCam = Mettre une vidéo à la place de sa Webcam</text:span></text:p>
      <text:p text:style-name="P11"><text:span text:style-name="T2">- </text:span><text:span text:style-name="T14">SplitCam</text:span></text:p>
      <text:p text:style-name="P13"><text:span text:style-name="T14">-Casper (snap modifier):<text:line-break/></text:span><text:a xlink:type="simple" xlink:href="https://www.apkmirror.com/apk/casper-io/casper/" text:style-name="Internet_20_link" text:visited-style-name="Visited_20_Internet_20_Link">https://www.apkmirror.com/apk/casper-io/casper/</text:a><text:span text:style-name="T14"> <text:s/></text:span><text:span text:style-name="T15">| </text:span><text:span text:style-name="T9">https://tutuappx.com/snapchat/</text:span><text:span text:style-name="T14"><text:line-break/><text:line-break/>-OGinsta (instagram modifier):<text:line-break/>https://oginstagram.fr.uptodown.com/android<text:line-break/><text:line-break/>-Montage cut vid&amp;pic:<text:line-break/>https://m.apkpure.com/montage-video-gratuit/com.outils.apps.MontagevideoGratuit </text:span><text:s/></text:p>
      <text:p text:style-name="P12"/>
      <text:p text:style-name="P12"><text:span text:style-name="T16">Capture ecran live continue:</text:span><text:line-break/><text:span text:style-name="T16">https://www.commentcamarche.net/download/telecharger-240-faststone-capture</text:span><text:line-break/><text:line-break/><text:span text:style-name="T16">Emelutor android for windows:</text:span><text:line-break/><text:span text:style-name="T16">https://www.bluestacks.com/fr/index.html</text:span> </text:p>
      <text:p text:style-name="P12"/>
      <text:p text:style-name="P12"><text:span text:style-name="T7">appvalley.vip</text:span> </text:p>
      <text:p text:style-name="P12"/>
      <text:p text:style-name="P12"><text:a xlink:type="simple" xlink:href="https://nostupid.club/devyshki/sliv/arina-minova_i272" text:style-name="Internet_20_link" text:visited-style-name="Visited_20_Internet_20_Link">https://nostupid.club/devyshki/sliv/arina-minova_i272</text:a> <text:span text:style-name="T21">= <text:s/>Ressources Nude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Verdana" svg:font-family="Verdan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8T17:34:44.407000000</meta:creation-date>
    <dc:date>2019-09-28T19:04:41.215000000</dc:date>
    <meta:editing-duration>PT29M16S</meta:editing-duration>
    <meta:editing-cycles>6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8" meta:word-count="82" meta:character-count="897" meta:non-whitespace-character-count="822"/>
  </office:meta>
</office:document-meta>
</file>